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>
      <style:text-properties officeooo:rsid="0015a58a"/>
    </style:style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xcellent.<text:line-break/>Now we define the <text:span text:style-name="Strong_20_Emphasis">Adaptive Phase Engine Architecture — Full Engineering Specification</text:span>.</text:p>
      <text:p text:style-name="Text_20_body">This engine is what differentiates your platform from a normal CBT system.</text:p>
      <text:p text:style-name="Text_20_body">It must:</text:p>
      <text:list text:style-name="L16">
        <text:list-item>
          <text:p text:style-name="P19">Be deterministic</text:p>
        </text:list-item>
        <text:list-item>
          <text:p text:style-name="P19">Be snapshot-based</text:p>
        </text:list-item>
        <text:list-item>
          <text:p text:style-name="P19">Be mode-aware</text:p>
        </text:list-item>
        <text:list-item>
          <text:p text:style-name="P19">Integrate with timing engine</text:p>
        </text:list-item>
        <text:list-item>
          <text:p text:style-name="P19">Produce measurable adherence metrics</text:p>
        </text:list-item>
        <text:list-item>
          <text:p text:style-name="P19">Be impossible to tamper client-side</text:p>
        </text:list-item>
      </text:list>
      <text:p text:style-name="Horizontal_20_Line"/>
      <text:h text:style-name="Heading_20_1" text:outline-level="1">🧠 CORE OBJECTIVE</text:h>
      <text:p text:style-name="Text_20_body">Convert total test duration into:</text:p>
      <text:p text:style-name="Text_20_body">Structured execution stages (Phase 1, Phase 2, Phase 3)</text:p>
      <text:p text:style-name="Text_20_body">Track:</text:p>
      <text:list text:style-name="L17">
        <text:list-item>
          <text:p text:style-name="P20">Whether student followed plan</text:p>
        </text:list-item>
        <text:list-item>
          <text:p text:style-name="P20">Whether student drifted</text:p>
        </text:list-item>
        <text:list-item>
          <text:p text:style-name="P20">Whether phase discipline improves performance</text:p>
        </text:list-item>
      </text:list>
      <text:p text:style-name="Text_20_body">This is not just UI — it is behavioral telemetry.</text:p>
      <text:p text:style-name="Horizontal_20_Line"/>
      <text:h text:style-name="Heading_20_1" text:outline-level="1">🧱 1️⃣ PHASE SPLIT SNAPSHOT</text:h>
      <text:p text:style-name="Text_20_body">Phase configuration is defined at template creation (L2+ only).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phaseConfigSnapshot: {</text:span></text:p>
      <text:p text:style-name="Preformatted_20_Text"><text:span text:style-name="Source_20_Text"><text:s text:c="4"/>phase1Percent: 40,</text:span></text:p>
      <text:p text:style-name="Preformatted_20_Text"><text:span text:style-name="Source_20_Text"><text:s text:c="4"/>phase2Percent: 45,</text:span></text:p>
      <text:p text:style-name="Preformatted_20_Text"><text:span text:style-name="Source_20_Text"><text:s text:c="4"/>phase3Percent: 15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This is copied into:</text:p>
      <text:list text:style-name="L18">
        <text:list-item>
          <text:p text:style-name="P21">test template</text:p>
        </text:list-item>
        <text:list-item>
          <text:p text:style-name="P21">run</text:p>
        </text:list-item>
        <text:list-item>
          <text:p text:style-name="P21"><text:soft-page-break/>session</text:p>
        </text:list-item>
      </text:list>
      <text:p text:style-name="Text_20_body">Never compute dynamically during session.</text:p>
      <text:p text:style-name="Horizontal_20_Line"/>
      <text:h text:style-name="Heading_20_2" text:outline-level="2">🧮 Phase Duration Calculation</text:h>
      <text:p text:style-name="Text_20_body">At session start:</text:p>
      <text:p text:style-name="Preformatted_20_Text"><text:span text:style-name="Source_20_Text">totalTime = durationMinutes * 60</text:span></text:p>
      <text:p text:style-name="Preformatted_20_Text"/>
      <text:p text:style-name="Preformatted_20_Text"><text:span text:style-name="Source_20_Text">phase1End = totalTime * 0.40</text:span></text:p>
      <text:p text:style-name="Preformatted_20_Text"><text:span text:style-name="Source_20_Text">phase2End = totalTime * 0.85</text:span></text:p>
      <text:p text:style-name="P1"><text:span text:style-name="Source_20_Text">phase3End = totalTime</text:span></text:p>
      <text:p text:style-name="Text_20_body">These values stored inside session:</text:p>
      <text:p text:style-name="Preformatted_20_Text"><text:span text:style-name="Source_20_Text">{</text:span></text:p>
      <text:p text:style-name="Preformatted_20_Text"><text:span text:style-name="Source_20_Text"><text:s text:c="2"/>phaseBoundaries: {</text:span></text:p>
      <text:p text:style-name="Preformatted_20_Text"><text:span text:style-name="Source_20_Text"><text:s text:c="4"/>phase1EndSeconds: number,</text:span></text:p>
      <text:p text:style-name="Preformatted_20_Text"><text:span text:style-name="Source_20_Text"><text:s text:c="4"/>phase2EndSeconds: number,</text:span></text:p>
      <text:p text:style-name="Preformatted_20_Text"><text:span text:style-name="Source_20_Text"><text:s text:c="4"/>phase3EndSeconds: number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1" text:outline-level="1">⏱ 2️⃣ PHASE DETECTION LOGIC</text:h>
      <text:p text:style-name="Text_20_body">At any time:</text:p>
      <text:p text:style-name="P1"><text:span text:style-name="Source_20_Text">elapsedTime = currentServerTime - session.startedAt</text:span></text:p>
      <text:p text:style-name="Text_20_body">Determine:</text:p>
      <text:p text:style-name="Preformatted_20_Text"><text:span text:style-name="Source_20_Text">if elapsedTime &lt;= phase1End → Phase 1</text:span></text:p>
      <text:p text:style-name="Preformatted_20_Text"><text:span text:style-name="Source_20_Text">else if elapsedTime &lt;= phase2End → Phase 2</text:span></text:p>
      <text:p text:style-name="P1"><text:span text:style-name="Source_20_Text">else → Phase 3</text:span></text:p>
      <text:p text:style-name="Text_20_body">Server authoritative for elapsedTime.</text:p>
      <text:p text:style-name="Horizontal_20_Line"/>
      <text:h text:style-name="Heading_20_1" text:outline-level="1">🔐 3️⃣ MODE-BASED PHASE BEHAVIOR</text:h>
      <text:p text:style-name="Horizontal_20_Line"/>
      <text:h text:style-name="Heading_20_2" text:outline-level="2">🟢 L0</text:h>
      <text:p text:style-name="Text_20_body">No phase engine.</text:p>
      <text:p text:style-name="Horizontal_20_Line"/>
      <text:h text:style-name="Heading_20_2" text:outline-level="2"><text:soft-page-break/>🟡 L1 (Diagnostic)</text:h>
      <text:p text:style-name="Text_20_body">Phase shown visually.</text:p>
      <text:p text:style-name="Text_20_body">No enforcement.</text:p>
      <text:p text:style-name="Text_20_body">Record:</text:p>
      <text:list text:style-name="L19">
        <text:list-item>
          <text:p text:style-name="P22">Question difficulty vs phase</text:p>
        </text:list-item>
        <text:list-item>
          <text:p text:style-name="P22">Easy left at end of phase1?</text:p>
        </text:list-item>
        <text:list-item>
          <text:p text:style-name="P22">Hard attempted in phase1?</text:p>
        </text:list-item>
      </text:list>
      <text:p text:style-name="Horizontal_20_Line"/>
      <text:h text:style-name="Heading_20_2" text:outline-level="2">🔵 L2 Controlled Mode</text:h>
      <text:p text:style-name="Text_20_body">Soft enforcement:</text:p>
      <text:p text:style-name="Text_20_body">During Phase 1:</text:p>
      <text:p text:style-name="Text_20_body">If student attempts Hard question:</text:p>
      <text:list text:style-name="L20">
        <text:list-item>
          <text:p text:style-name="P23">Show warning:<text:line-break/>“High difficulty early. Consider marking for review.”</text:p>
        </text:list-item>
      </text:list>
      <text:p text:style-name="Text_20_body">During Phase 2:</text:p>
      <text:list text:style-name="L21">
        <text:list-item>
          <text:p text:style-name="P24">Encourage marked questions</text:p>
        </text:list-item>
      </text:list>
      <text:p text:style-name="Text_20_body">During Phase 3:</text:p>
      <text:list text:style-name="L22">
        <text:list-item>
          <text:p text:style-name="P25">Encourage review</text:p>
        </text:list-item>
      </text:list>
      <text:p text:style-name="Text_20_body">No blocking.</text:p>
      <text:p text:style-name="Horizontal_20_Line"/>
      <text:h text:style-name="Heading_20_2" text:outline-level="2">🔴 Hard Mode</text:h>
      <text:p text:style-name="Text_20_body">Optional strict config:</text:p>
      <text:list text:style-name="L23">
        <text:list-item>
          <text:p text:style-name="P26">Restrict Phase 1 to easy/medium only</text:p>
        </text:list-item>
        <text:list-item>
          <text:p text:style-name="P26">Restrict Phase 2 to marked questions</text:p>
        </text:list-item>
        <text:list-item>
          <text:p text:style-name="P26">Phase boundaries enforced</text:p>
        </text:list-item>
        <text:list-item>
          <text:p text:style-name="P26">Submit disabled before Phase 3 (optional)</text:p>
        </text:list-item>
      </text:list>
      <text:p text:style-name="Text_20_body">Strict mode must be template-configurable.</text:p>
      <text:p text:style-name="Horizontal_20_Line"/>
      <text:h text:style-name="Heading_20_1" text:outline-level="1">🧭 4️⃣ PHASE TRANSITION TRACKING</text:h>
      <text:p text:style-name="Text_20_body">Each time phase changes:</text:p>
      <text:p text:style-name="Text_20_body"><text:soft-page-break/>Record event in session:</text:p>
      <text:p text:style-name="Preformatted_20_Text"><text:span text:style-name="Source_20_Text">{</text:span></text:p>
      <text:p text:style-name="Preformatted_20_Text"><text:span text:style-name="Source_20_Text"><text:s text:c="2"/>phaseEvents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phase: 1,</text:span></text:p>
      <text:p text:style-name="Preformatted_20_Text"><text:span text:style-name="Source_20_Text"><text:s text:c="6"/>enteredAt: timestamp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phase: 2,</text:span></text:p>
      <text:p text:style-name="Preformatted_20_Text"><text:span text:style-name="Source_20_Text"><text:s text:c="6"/>enteredAt: timestamp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Text_20_body">No client trust — phase change derived server-side.</text:p>
      <text:p text:style-name="Horizontal_20_Line"/>
      <text:h text:style-name="Heading_20_1" text:outline-level="1">📊 5️⃣ PHASE ADHERENCE METRICS</text:h>
      <text:p text:style-name="Text_20_body">This is the most important output.</text:p>
      <text:p text:style-name="Horizontal_20_Line"/>
      <text:h text:style-name="Heading_20_2" text:outline-level="2">Metric 1: Phase Timing Adherence</text:h>
      <text:p text:style-name="Text_20_body">Compare:</text:p>
      <text:p text:style-name="Text_20_body">Actual time spent in each phase<text:line-break/>vs<text:line-break/>Recommended time split</text:p>
      <text:p text:style-name="Text_20_body">Example:</text:p>
      <text:p text:style-name="P1"><text:span text:style-name="Source_20_Text">actualPhase1Time = min(phase1End, submissionTime)</text:span></text:p>
      <text:p text:style-name="Text_20_body">Deviation:</text:p>
      <text:p text:style-name="Preformatted_20_Text"><text:span text:style-name="Source_20_Text">phaseDeviationPercent =</text:span></text:p>
      <text:p text:style-name="P1"><text:span text:style-name="Source_20_Text">| actualPhase1Time - recommendedPhase1Time | / recommendedPhase1Time</text:span></text:p>
      <text:p text:style-name="Horizontal_20_Line"/>
      <text:h text:style-name="Heading_20_2" text:outline-level="2">Metric 2: Difficulty Alignment</text:h>
      <text:p text:style-name="Text_20_body">Phase 1 should favor Easy questions.</text:p>
      <text:p text:style-name="Text_20_body">Compute:</text:p>
      <text:p text:style-name="Preformatted_20_Text"><text:span text:style-name="Source_20_Text">easyInPhase1 / totalEasy</text:span></text:p>
      <text:p text:style-name="P1"><text:span text:style-name="Source_20_Text">hardInPhase1 / totalHard</text:span></text:p>
      <text:p text:style-name="Text_20_body">Weighted adherence score.</text:p>
      <text:p text:style-name="Horizontal_20_Line"/>
      <text:h text:style-name="Heading_20_2" text:outline-level="2"><text:soft-page-break/>Metric 3: Late Easy Penalty</text:h>
      <text:p text:style-name="Text_20_body">If easy questions remain unattempted after Phase 1:</text:p>
      <text:p text:style-name="P1"><text:span text:style-name="Source_20_Text">easyRemainingAfterPhase1Percent</text:span></text:p>
      <text:p text:style-name="Text_20_body">Penalty added to adherence.</text:p>
      <text:p text:style-name="Horizontal_20_Line"/>
      <text:h text:style-name="Heading_20_2" text:outline-level="2">Phase Adherence Score Formula (Example)</text:h>
      <text:p text:style-name="Preformatted_20_Text"><text:span text:style-name="Source_20_Text">phaseAdherence =</text:span></text:p>
      <text:p text:style-name="Preformatted_20_Text"><text:span text:style-name="Source_20_Text">100</text:span></text:p>
      <text:p text:style-name="Preformatted_20_Text"><text:span text:style-name="Source_20_Text">- (phaseDeviationWeight * phaseDeviationPercent)</text:span></text:p>
      <text:p text:style-name="Preformatted_20_Text"><text:span text:style-name="Source_20_Text">- (earlyHardWeight * hardInPhase1Percent)</text:span></text:p>
      <text:p text:style-name="P1"><text:span text:style-name="Source_20_Text">- (lateEasyWeight * easyRemainingPercent)</text:span></text:p>
      <text:p text:style-name="Text_20_body">Weights come from calibration.</text:p>
      <text:p text:style-name="Text_20_body">Stored in session:</text:p>
      <text:p text:style-name="Preformatted_20_Text"><text:span text:style-name="Source_20_Text">{</text:span></text:p>
      <text:p text:style-name="Preformatted_20_Text"><text:span text:style-name="Source_20_Text"><text:s text:c="2"/>phaseAdherencePercent: number</text:span></text:p>
      <text:p text:style-name="P1"><text:span text:style-name="Source_20_Text">}</text:span></text:p>
      <text:p text:style-name="Horizontal_20_Line"/>
      <text:h text:style-name="Heading_20_1" text:outline-level="1">🔁 6️⃣ INTERACTION WITH TIMING ENGINE</text:h>
      <text:p text:style-name="Text_20_body">Phase engine and timing engine are independent but linked.</text:p>
      <text:p text:style-name="Text_20_body">Examples:</text:p>
      <text:list text:style-name="L24">
        <text:list-item>
          <text:p text:style-name="P27">Hard question in Phase 1 + under MinTime = Impulsive risk</text:p>
        </text:list-item>
        <text:list-item>
          <text:p text:style-name="P27">Hard question in Phase 1 + over MaxTime = Overextended risk</text:p>
        </text:list-item>
        <text:list-item>
          <text:p text:style-name="P27">Easy left for Phase 3 = Late optimization failure</text:p>
        </text:list-item>
      </text:list>
      <text:p text:style-name="Text_20_body">Pattern engine uses both outputs.</text:p>
      <text:p text:style-name="Horizontal_20_Line"/>
      <text:h text:style-name="Heading_20_1" text:outline-level="1">🧱 7️⃣ STORAGE CONTRACT</text:h>
      <text:p text:style-name="Text_20_body">Session must store:</text:p>
      <text:p text:style-name="Preformatted_20_Text"><text:span text:style-name="Source_20_Text">{</text:span></text:p>
      <text:p text:style-name="Preformatted_20_Text"><text:span text:style-name="Source_20_Text"><text:s text:c="2"/>phaseConfigSnapshot,</text:span></text:p>
      <text:p text:style-name="Preformatted_20_Text"><text:span text:style-name="Source_20_Text"><text:s text:c="2"/>phaseBoundaries,</text:span></text:p>
      <text:p text:style-name="Preformatted_20_Text"><text:span text:style-name="Source_20_Text"><text:s text:c="2"/>phaseEvents,</text:span></text:p>
      <text:p text:style-name="Preformatted_20_Text"><text:span text:style-name="Source_20_Text"><text:s text:c="2"/>phaseAdherencePercent</text:span></text:p>
      <text:p text:style-name="P1"><text:span text:style-name="Source_20_Text">}</text:span></text:p>
      <text:p text:style-name="Text_20_body"><text:soft-page-break/>Never compute phase adherence at read-time.<text:line-break/>Compute once at submission.</text:p>
      <text:p text:style-name="Horizontal_20_Line"/>
      <text:h text:style-name="Heading_20_1" text:outline-level="1">⚠ 8️⃣ EDGE CASES</text:h>
      <text:h text:style-name="Heading_20_3" text:outline-level="3">Case 1: Student submits early</text:h>
      <text:p text:style-name="Text_20_body">If submissionTime &lt; phase1End:</text:p>
      <text:p text:style-name="Text_20_body">Phase 2 and Phase 3 never reached.</text:p>
      <text:p text:style-name="Text_20_body">Adherence computed accordingly.</text:p>
      <text:p text:style-name="Horizontal_20_Line"/>
      <text:h text:style-name="Heading_20_3" text:outline-level="3">Case 2: Student pauses / offline</text:h>
      <text:p text:style-name="Text_20_body">Elapsed time based on server clock, not client.</text:p>
      <text:p text:style-name="Horizontal_20_Line"/>
      <text:h text:style-name="Heading_20_3" text:outline-level="3">Case 3: Window near expiry</text:h>
      <text:p text:style-name="Text_20_body">If run window closes mid-phase:</text:p>
      <text:p text:style-name="Text_20_body">Force submission.</text:p>
      <text:p text:style-name="Horizontal_20_Line"/>
      <text:h text:style-name="Heading_20_1" text:outline-level="1">🧠 9️⃣ CALIBRATION INTEGRATION</text:h>
      <text:p text:style-name="Text_20_body">Calibration document defines:</text:p>
      <text:p text:style-name="Preformatted_20_Text"><text:span text:style-name="Source_20_Text">{</text:span></text:p>
      <text:p text:style-name="Preformatted_20_Text"><text:span text:style-name="Source_20_Text"><text:s text:c="2"/>weights: {</text:span></text:p>
      <text:p text:style-name="Preformatted_20_Text"><text:span text:style-name="Source_20_Text"><text:s text:c="4"/>phaseDeviationWeight: number,</text:span></text:p>
      <text:p text:style-name="Preformatted_20_Text"><text:span text:style-name="Source_20_Text"><text:s text:c="4"/>earlyHardWeight: number,</text:span></text:p>
      <text:p text:style-name="Preformatted_20_Text"><text:span text:style-name="Source_20_Text"><text:s text:c="4"/>lateEasyWeight: number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Vendor can adjust these weights.</text:p>
      <text:p text:style-name="Text_20_body">Simulation engine must predict impact.</text:p>
      <text:p text:style-name="Horizontal_20_Line"/>
      <text:h text:style-name="Heading_20_1" text:outline-level="1">🔒 1️⃣0️⃣ TAMPER PREVENTION</text:h>
      <text:p text:style-name="Text_20_body">Never trust client:</text:p>
      <text:list text:style-name="L25">
        <text:list-item>
          <text:p text:style-name="P28">Client only displays current phase</text:p>
        </text:list-item>
        <text:list-item>
          <text:p text:style-name="P28">Server computes official phase</text:p>
        </text:list-item>
        <text:list-item>
          <text:p text:style-name="P28"><text:soft-page-break/>Server computes adherence</text:p>
        </text:list-item>
        <text:list-item>
          <text:p text:style-name="P28">Client cannot modify boundaries</text:p>
        </text:list-item>
      </text:list>
      <text:p text:style-name="Horizontal_20_Line"/>
      <text:h text:style-name="Heading_20_1" text:outline-level="1">🎯 FINAL ADAPTIVE PHASE ENGINE SUMMARY</text:h>
      <text:p text:style-name="Text_20_body">You now have:</text:p>
      <text:p text:style-name="Text_20_body">✔ Phase split snapshot<text:line-break/>✔ Deterministic boundary calculation<text:line-break/>✔ Mode-based enforcement logic<text:line-break/>✔ Transition tracking<text:line-break/>✔ Timing integration<text:line-break/>✔ Phase adherence formula<text:line-break/>✔ Calibration weight integration<text:line-break/>✔ Server-authoritative evaluation<text:line-break/>✔ Strict vs soft enforcement<text:line-break/>✔ Hard mode compatibility</text:p>
      <text:p text:style-name="Text_20_body">This completes the Adaptive Phase Engine.</text:p>
      <text:p text:style-name="Horizontal_20_Line"/>
      <text:p text:style-name="Text_20_body">Next core intelligence component:</text:p>
      <text:p text:style-name="Text_20_body">🧠 <text:span text:style-name="Strong_20_Emphasis">Pattern Engine Rule Architecture (Risk State System Deep Spec)</text:span></text:p>
      <text:p text:style-name="Text_20_body">This will unify:</text:p>
      <text:list text:style-name="L26">
        <text:list-item>
          <text:p text:style-name="P29">Timing metrics</text:p>
        </text:list-item>
        <text:list-item>
          <text:p text:style-name="P29">Phase metrics</text:p>
        </text:list-item>
        <text:list-item>
          <text:p text:style-name="P29">Guess rate</text:p>
        </text:list-item>
        <text:list-item>
          <text:p text:style-name="P29">Wrong streak</text:p>
        </text:list-item>
        <text:list-item>
          <text:p text:style-name="P29">Discipline index</text:p>
        </text:list-item>
      </text:list>
      <text:p text:style-name="Text_20_body">Proceed?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3:22:54.311985737</dc:date>
    <meta:editing-duration>PT52M48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7" meta:paragraph-count="184" meta:word-count="740" meta:character-count="4903" meta:non-whitespace-character-count="4276"/>
  </office:meta>
</office:document-meta>
</file>